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S Shell Dlg" svg:font-family="'MS Shell Dlg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.6cm" fo:margin-bottom="0cm" fo:line-height="15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.6cm" fo:margin-bottom="0cm" fo:line-height="150%"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cm" fo:margin-bottom="1cm"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1cm" fo:margin-bottom="0cm"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.3cm" fo:margin-bottom="0cm" fo:line-height="150%" fo:text-align="justify" style:justify-single-word="false"/>
      <style:text-properties style:font-name="Times New Roman" style:font-name-complex="Arial"/>
    </style:style>
    <style:style style:name="P10" style:family="paragraph" style:parent-style-name="Standard">
      <style:paragraph-properties fo:margin-top="0.3cm" fo:margin-bottom="0cm" fo:line-height="150%" fo:text-align="justify" style:justify-single-word="false"/>
      <style:text-properties style:font-name="Times New Roman"/>
    </style:style>
    <style:style style:name="P11" style:family="paragraph" style:parent-style-name="Text_20_body">
      <style:paragraph-properties fo:margin-top="0.3cm" fo:margin-bottom="0cm" fo:line-height="150%" fo:text-align="justify" style:justify-single-word="false"/>
      <style:text-properties style:font-name="Times New Roman" style:font-name-complex="Arial"/>
    </style:style>
    <style:style style:name="P12" style:family="paragraph" style:parent-style-name="Text_20_body">
      <style:paragraph-properties fo:margin-top="0.3cm" fo:margin-bottom="0cm" fo:line-height="150%" fo:text-align="justify" style:justify-single-word="false"/>
    </style:style>
    <style:style style:name="P13" style:family="paragraph" style:parent-style-name="Text_20_body">
      <style:paragraph-properties fo:margin-top="0.3cm" fo:margin-bottom="0cm" fo:line-height="150%" fo:text-align="start" style:justify-single-word="false"/>
    </style:style>
    <style:style style:name="P14" style:family="paragraph" style:parent-style-name="Standard">
      <style:paragraph-properties fo:margin-top="0.3cm" fo:margin-bottom="0cm" fo:line-height="150%" fo:text-align="justify" style:justify-single-word="false" fo:break-before="page"/>
      <style:text-properties style:font-name="Times New Roman"/>
    </style:style>
    <style:style style:name="P15" style:family="paragraph" style:parent-style-name="Text_20_body">
      <style:paragraph-properties fo:margin-top="0.3cm" fo:margin-bottom="0cm" fo:line-height="150%" fo:text-align="start" style:justify-single-word="false"/>
      <style:text-properties fo:font-weight="bold" style:font-weight-asian="bold" style:font-weight-complex="bold"/>
    </style:style>
    <style:style style:name="T1" style:family="text">
      <style:text-properties style:font-name-complex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NIVERSIDADE ESTADUAL DE MARINGÁ</text:p>
      <text:p text:style-name="P4">CENTRO DE TECNOLOGIA</text:p>
      <text:p text:style-name="P4">DEPARTAMENTO DE INFORMÁTICA</text:p>
      <text:p text:style-name="P8">Trabalho de Conclusão de Curso</text:p>
      <text:p text:style-name="P7">Resumo da Proposta <text:s/>de Projeto</text:p>
      <text:p text:style-name="P7">Implementação das variabilidades de Linha de Produto de Software utilizando programação orientada a aspectos</text:p>
      <text:p text:style-name="P5">Área de concentração: Engenharia de Software</text:p>
      <text:p text:style-name="P3">Orientando: André Luís Sales de Moraes </text:p>
      <text:p text:style-name="P3">Orientadora: Prof. Msc. Thelma Elita Colanzi Lop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14">O objetivo deste trabalho é investigar e <text:span text:style-name="T1">utilizar programação orientada a aspectos para implementar as variabilidades de uma linha de produtos de software (LPS), visando uma melhor forma de reutilização de módulos.</text:span></text:p>
      <text:p text:style-name="P11">A demanda pela agilidade e eficiência na área de prestações de serviços está cada vez maior, imposta pela competitividade promovida pelo mercado global. Não é diferente com a área de produção de software. Por isso, foram criadas diversas técnicas e ferramentas para o auxílio ao desenvolvimento. Entretanto, a simples utilização de um conjunto de ferramentas e técnicas não é suficiente para minimizar o esforço de desenvolver um software, sendo necessário que haja principalmente reusabilidade. Vários fatores viabilizam a reutilização do software: frameworks, padrões de projeto, uso de componentes, etc. Entretanto, nesse contexto não há uma forma sistemática de se fazer a reutilização. Dessa forma, o reuso sistemático de software consiste de uma mudança da abordagem de construção de sistemas únicos para o desenvolvimento de famílias de sistemas. Assim, o objetivo da linha de produto de software (LPS) consiste da proposta de construção sistemática de software baseada em uma família de produtos. </text:p>
      <text:p text:style-name="P11">LPS é definida como um conjunto de aplicações similares dentro de um domínio que podem ser desenvolvidas a partir de uma arquitetura genérica comum, a arquitetura da linha de produto, e um conjunto de componentes que povoam a arquitetura. Uma linha de produto de software possui três atividades essenciais: desenvolvimento de núcleo de artefatos, desenvolvimento do produto e gerenciamento da linha de produto. Estas atividades são fortemente interligadas de modo que qualquer alteração em alguma delas impacta diretamente nas demais.</text:p>
      <text:p text:style-name="P12">O desenvolvimento do núcleo dos artefatos concentra-se na criação de artefatos de software para um domínio. Os artefatos produzidos por esta atividade servirão de entrada para as próximas atividades e dentre estes estão o modelo de domínio, modelo de decisão e a arquitetura. Um domínio pode ser visto como as várias funcionalidades comuns a vários sistemas. O desenvolvimento do produto, por sua vez, tem a função de analisar artefatos gerados pela atividade anterior levando em consideração as restrições particulares de cada produto a ser desenvolvido. Por fim, o gerenciamento da linha de <text:soft-page-break/>produto tem por finalidade fazer o acompanhamento constante da LPS <text:s/>para que ela possa ser mantida. </text:p>
      <text:p text:style-name="P12">Uma LPS para controlar Bilhetes Eletrônicos para Transporte (BET) municipal, denominada LPS-BET, foi desenvolvida em um projeto de mestrado. Ela facilita o transporte urbano com o uso de um cartão eletrônico para pagar passagens e oferece várias outras funcionalidades para passageiros e companhias de ônibus. O seu domínio foi projetado e desenvolvido visando a geração de três produtos (ou aplicações), a partir de uma análise feita em três sistemas reais de municípios brasileiros: os sistemas BET de São Carlos (SP), Fortaleza (CE) e Campo Grande (MS). O seu projeto é baseado em componentes e sua implementação foi feita usando: ambiente Eclipse para o desenvolvimento de programas em Java, Hibernate para persistência dos dados e banco de dados PostgreSQL.</text:p>
      <text:p text:style-name="P11">Este trabalho consiste no desenvolvimento das variabilidades do sistema de um destes municípios utilizando programação orientada a aspectos (AOP), visando uma melhor forma de modularização e reutilização de software. As implementações farão uso das mesmas <text:s/>tecnologias abordadas no projeto LPS-BET, somando o uso de AspectJ para os aspectos e outras ferramentas que podem ser integradas ao conceito de AOP.</text:p>
      <text:p text:style-name="P9">O principal objetivo da programação orientada a aspectos é separar o código referente ao negócio do sistema, dos interesses não inerentes ao negócio, de uma forma centralizada. Assim, a orientação a aspectos promove a reutilização por meio da modularização dos componentes de um software, tornando o desenvolvimento mais eficaz, pois há a definição de interesses ortogonais que podem ser encapsulados, melhorando a manutenibilidade de um sistema.</text:p>
      <text:p text:style-name="P13"/>
      <text:p text:style-name="P15"/>
      <text:p text:style-name="P15">Maringá - PR, 27/03/2009</text:p>
      <text:p text:style-name="P15">Orientando: André Luis Sales de Moraes</text:p>
      <text:p text:style-name="P15">Orientadora: Prof. Msc. Thelma Elita Colanzi Lop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hell Dlg" svg:font-family="'MS Shell Dlg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Trebuchet MS" style:text-underline-style="solid" style:text-underline-width="auto" style:text-underline-color="font-color" fo:font-weight="bold" style:font-name-asian="Arial Unicode MS" style:font-weight-asian="bold" style:font-name-complex="Arial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</meta:initial-creator>
    <meta:creation-date>2009-03-27T00:09:47.26</meta:creation-date>
    <dc:date>2009-03-30T18:51:15.28</dc:date>
    <meta:editing-duration>PT07H38M08S</meta:editing-duration>
    <meta:editing-cycles>10</meta:editing-cycles>
    <meta:generator>BrOffice.org/3.0$Win32 OpenOffice.org_project/300m15$Build-9379</meta:generator>
    <meta:document-statistic meta:table-count="0" meta:image-count="0" meta:object-count="0" meta:page-count="3" meta:paragraph-count="20" meta:word-count="685" meta:character-count="4553"/>
    <meta:user-defined meta:name="Informações 1"/>
    <meta:user-defined meta:name="Informações 2"/>
    <meta:user-defined meta:name="Informações 3"/>
    <meta:user-defined meta:name="Informações 4"/>
  </office:meta>
</office:document-meta>
</file>